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auth_tag_structure" table:print="false">
        <table:table-row>
          <table:table-cell office:value-type="string" office:value="authtypecode">
            <text:p>authtypecode</text:p>
          </table:table-cell>
          <table:table-cell office:value-type="string" office:value="tagfield">
            <text:p>tag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authorised_value">
            <text:p>authorised_value</text:p>
          </table:table-cell>
        </table:table-row>
        <table:table-row>
          <table:table-cell office:value-type="string" office:value="T_SMALL">
            <text:p>T_SMALL</text:p>
          </table:table-cell>
          <table:table-cell office:value-type="string" office:value="000">
            <text:p>000</text:p>
          </table:table-cell>
          <table:table-cell office:value-type="string" office:value="LEADER">
            <text:p>LEADER</text:p>
          </table:table-cell>
          <table:table-cell office:value-type="string" office:value="LEADER">
            <text:p>LEA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_SMALL">
            <text:p>T_SMALL</text:p>
          </table:table-cell>
          <table:table-cell office:value-type="string" office:value="001">
            <text:p>001</text:p>
          </table:table-cell>
          <table:table-cell office:value-type="string" office:value="CONTROL NUMBER">
            <text:p>CONTROL NUMBER</text:p>
          </table:table-cell>
          <table:table-cell office:value-type="string" office:value="CONTROL NUMBER">
            <text:p>CONTROL NUMB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_SMALL">
            <text:p>T_SMALL</text:p>
          </table:table-cell>
          <table:table-cell office:value-type="string" office:value="003">
            <text:p>003</text:p>
          </table:table-cell>
          <table:table-cell office:value-type="string" office:value="CONTROL NUMBER IDENTIFIER">
            <text:p>CONTROL NUMBER IDENTIFIER</text:p>
          </table:table-cell>
          <table:table-cell office:value-type="string" office:value="CONTROL NUMBER IDENTIFIER">
            <text:p>CONTROL NUMBER IDENTIFI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</table:table-row>
      </table:table>
      <table:table table:name="auth_subfield_structure" table:print="false">
        <table:table-row>
          <table:table-cell office:value-type="string" office:value="authtypecode">
            <text:p>authtypecode</text:p>
          </table:table-cell>
          <table:table-cell office:value-type="string" office:value="tagfield">
            <text:p>tagfield</text:p>
          </table:table-cell>
          <table:table-cell office:value-type="string" office:value="tagsubfield">
            <text:p>tagsub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tab">
            <text:p>tab</text:p>
          </table:table-cell>
          <table:table-cell office:value-type="string" office:value="authorised_value">
            <text:p>authorised_value</text:p>
          </table:table-cell>
          <table:table-cell office:value-type="string" office:value="value_builder">
            <text:p>value_builder</text:p>
          </table:table-cell>
          <table:table-cell office:value-type="string" office:value="seealso">
            <text:p>seealso</text:p>
          </table:table-cell>
          <table:table-cell office:value-type="string" office:value="isurl">
            <text:p>isurl</text:p>
          </table:table-cell>
          <table:table-cell office:value-type="string" office:value="hidden">
            <text:p>hidden</text:p>
          </table:table-cell>
          <table:table-cell office:value-type="string" office:value="linkid">
            <text:p>linkid</text:p>
          </table:table-cell>
          <table:table-cell office:value-type="string" office:value="kohafield">
            <text:p>kohafield</text:p>
          </table:table-cell>
          <table:table-cell office:value-type="string" office:value="frameworkcode">
            <text:p>frameworkcode</text:p>
          </table:table-cell>
          <table:table-cell office:value-type="string" office:value="defaultvalue">
            <text:p>defaultvalue</text:p>
          </table:table-cell>
        </table:table-row>
        <table:table-row>
          <table:table-cell office:value-type="string" office:value="T_SMALL">
            <text:p>T_SMALL</text:p>
          </table:table-cell>
          <table:table-cell office:value-type="string" office:value="000">
            <text:p>000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marc21_leader_authorities.pl">
            <text:p>marc21_leader_authorities.pl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_SMALL">
            <text:p>T_SMALL</text:p>
          </table:table-cell>
          <table:table-cell office:value-type="string" office:value="001">
            <text:p>001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auth_header.authid">
            <text:p>auth_header.authid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_SMALL">
            <text:p>T_SMALL</text:p>
          </table:table-cell>
          <table:table-cell office:value-type="string" office:value="003">
            <text:p>003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marc21_orgcode.pl">
            <text:p>marc21_orgcode.pl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9-02-14T02:54:47</meta:creation-date>
    <dc:date>2019-02-14T02:54:47</dc:date>
    <dc:language>en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